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" svg:font-family="'Fira Code Medium'" style:font-adornments="Normale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Fira Code Medium2" svg:font-family="'Fira Code Medium'" style:font-adornments="Normale" style:font-family-generic="modern" style:font-pitch="variable"/>
    <style:font-face style:name="Fira Code Medium3" svg:font-family="'Fira Code Medium'" style:font-family-generic="roman" style:font-pitch="variable"/>
    <style:font-face style:name="Fira Code Medium1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" draw:gradient-step-count="0" draw:textarea-horizontal-align="justify" draw:textarea-vertical-align="middle" draw:auto-grow-height="false" fo:min-height="5.51cm" fo:min-width="9.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1" draw:gradient-step-count="0"/>
      <style:paragraph-properties fo:text-align="center"/>
    </style:style>
    <style:style style:name="P2" style:family="paragraph">
      <style:text-properties style:text-outline="false" fo:text-shadow="none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text-outline="false" fo:font-size="60pt" fo:text-shadow="none" style:font-relief="non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6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31</text:span></text:p>
            <text:p text:style-name="P2"><text:span text:style-name="T1">E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" svg:font-family="'Fira Code Medium'" style:font-adornments="Normale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Fira Code Medium2" svg:font-family="'Fira Code Medium'" style:font-adornments="Normale" style:font-family-generic="modern" style:font-pitch="variable"/>
    <style:font-face style:name="Fira Code Medium3" svg:font-family="'Fira Code Medium'" style:font-family-generic="roman" style:font-pitch="variable"/>
    <style:font-face style:name="Fira Code Medium1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bf00" draw:end-color="#ff8000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3-16T16:24:21.009000000</dc:date>
    <meta:editing-duration>PT8M22S</meta:editing-duration>
    <meta:editing-cycles>2</meta:editing-cycles>
    <meta:generator>LibreOffice/7.0.3.1$Windows_X86_64 LibreOffice_project/d7547858d014d4cf69878db179d326fc3483e082</meta:generator>
    <meta:document-statistic meta:object-count="25"/>
  </office:meta>
</office:document-meta>
</file>